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bold" fo:background-color="transparent" style:font-size-asian="12pt" style:font-size-complex="12pt"/>
    </style:style>
    <style:style style:name="P2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style:font-size-asian="12pt" style:font-size-complex="12pt"/>
    </style:style>
    <style:style style:name="T1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öte 3</text:p>
      <text:p text:style-name="P2"><text:line-break/> Date: 27/3 -13<text:line-break/><text:line-break/> Facilitator: Andreas<text:line-break/><text:line-break/> Participants: Johan Gerdin, Andreas Wahlström, Erik Arnebäck<text:line-break/><text:line-break/>1. Objectives: </text:p>
      <text:p text:style-name="P2"><text:tab/>NA</text:p>
      <text:p text:style-name="P2"><text:line-break/>2. Reports:</text:p>
      <text:p text:style-name="P2"/>
      <text:p text:style-name="P2"><text:tab/>Haven't looked much at the model.</text:p>
      <text:p text:style-name="P2"><text:tab/>AndEngine is up and running (linnea?).</text:p>
      <text:p text:style-name="P2"><text:tab/>Started writing the RAD.</text:p>
      <text:p text:style-name="P2"><text:tab/>Got a few User cases ready.<text:line-break/><text:line-break/>3. Discussion items: </text:p>
      <text:p text:style-name="P2"><text:tab/></text:p>
      <text:p text:style-name="P2"><text:tab/>Discussion about User cases.</text:p>
      <text:p text:style-name="P2"/>
      <text:p text:style-name="P2"><text:tab/>Discussion about RAD.</text:p>
      <text:p text:style-name="P2"/>
      <text:p text:style-name="P2"><text:tab/>AndEngine functionality: Gles1, Gles2. We choose to go with Gles1 due to the fact </text:p>
      <text:p text:style-name="P2"><text:tab/>that Gles2 didn't work well with the emulator and all of us didn't have android <text:tab/>phones to test on. </text:p>
      <text:p text:style-name="P2"/>
      <text:p text:style-name="P2"><text:line-break/><text:line-break/>4. Outcomes and assignments: <text:line-break/><text:tab/></text:p>
      <text:p text:style-name="P2"><text:tab/>Finish more User cases.</text:p>
      <text:p text:style-name="P2"><text:tab/><text:tab/>Linnea should work on making <text:s/>more cases.</text:p>
      <text:p text:style-name="P2"><text:tab/>Continue working on RAD</text:p>
      <text:p text:style-name="P2"><text:tab/><text:tab/>Johan works on the model</text:p>
      <text:p text:style-name="P2"><text:tab/><text:tab/>Erik will work on section 1</text:p>
      <text:p text:style-name="P2"><text:tab/><text:tab/>Andreas will work on section 2</text:p>
      <text:p text:style-name="P2"><text:tab/><text:tab/></text:p>
      <text:p text:style-name="P4"><text:span text:style-name="T1"><text:line-break/>5. Wrap up <text:line-break/><text:tab/><text:line-break/><text:tab/>Next meeting: Wednesday 3/4-13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58:22.41</meta:creation-date>
    <dc:date>2013-03-27T17:13:03.02</dc:date>
    <meta:editing-duration>PT1H2M37S</meta:editing-duration>
    <meta:editing-cycles>11</meta:editing-cycles>
    <meta:generator>OpenOffice.org/3.4$Win32 OpenOffice.org_project/340m1$Build-9590</meta:generator>
    <meta:document-statistic meta:table-count="0" meta:image-count="0" meta:object-count="0" meta:page-count="1" meta:paragraph-count="22" meta:word-count="127" meta:character-count="785"/>
  </office:meta>
</office:document-meta>
</file>